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4.001cm" fo:break-before="auto" style:use-optimal-row-height="true"/>
    </style:style>
    <style:style style:name="ro28" style:family="table-row">
      <style:table-row-properties style:row-height="3.605cm" fo:break-before="auto" style:use-optimal-row-height="tru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184cm" fo:break-before="auto" style:use-optimal-row-height="true"/>
    </style:style>
    <style:style style:name="ro32" style:family="table-row">
      <style:table-row-properties style:row-height="2.263cm" fo:break-before="auto" style:use-optimal-row-height="true"/>
    </style:style>
    <style:style style:name="ro33" style:family="table-row">
      <style:table-row-properties style:row-height="2.947cm" fo:break-before="auto" style:use-optimal-row-height="true"/>
    </style:style>
    <style:style style:name="ro34" style:family="table-row">
      <style:table-row-properties style:row-height="3.632cm" fo:break-before="auto" style:use-optimal-row-height="true"/>
    </style:style>
    <style:style style:name="ro35" style:family="table-row">
      <style:table-row-properties style:row-height="4.316cm" fo:break-before="auto" style:use-optimal-row-height="true"/>
    </style:style>
    <style:style style:name="ro36" style:family="table-row">
      <style:table-row-properties style:row-height="5.001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3.21cm" fo:break-before="auto" style:use-optimal-row-height="true"/>
    </style:style>
    <style:style style:name="ro39" style:family="table-row">
      <style:table-row-properties style:row-height="0.473cm" fo:break-before="auto" style:use-optimal-row-height="true"/>
    </style:style>
    <style:style style:name="ro40" style:family="table-row">
      <style:table-row-properties style:row-height="2.515cm" fo:break-before="auto" style:use-optimal-row-height="true"/>
    </style:style>
    <style:style style:name="ro41" style:family="table-row">
      <style:table-row-properties style:row-height="3.743cm" fo:break-before="auto" style:use-optimal-row-height="true"/>
    </style:style>
    <style:style style:name="ro42" style:family="table-row">
      <style:table-row-properties style:row-height="0.877cm" fo:break-before="auto" style:use-optimal-row-height="true"/>
    </style:style>
    <style:style style:name="ro4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7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5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3" style:family="text">
      <style:text-properties fo:color="#ce181e" fo:font-weight="bold" style:font-weight-asian="bold" style:font-weight-complex="bold"/>
    </style:style>
    <style:style style:name="T104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5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7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-asian="Consolas" style:font-name-complex="Consolas" style:font-size-asian="9.5pt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0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0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7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95">Action: [Line Chart (X = Time)]</text:span></text:p>
            <text:p/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0">                                                                                                                                                                 </text:span><text:span text:style-name="T101">\s+([-+]?(?:\d+(?:\.\d*)?|\.\d+)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95">Action: [Line Chart]</text:span></text:p>
            <text:p/>
            <text:p><text:span text:style-name="T95">Trigger:</text:span></text:p>
            <text:p><text:span text:style-name="T1">([-+]?(?:\d+(?:\.\d*)?|\.\d+))\s+([-+]?\d+)\s+([-+]?\d+)\s+([A-Z]{1})\s+</text:span>([A-Za-z]{3})</text:p>
            <text:p/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0">                                               </text:span><text:span text:style-name="T101">\s+([-+]?\d+)\s+([-+]?\d+)</text:span></text:p>
            <text:p><text:span text:style-name="T100">                                                                                          </text:span><text:span text:style-name="T101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107"> </text:span><text:span text:style-name="T93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2">all 10 matches</text:span></text:p>
            <text:p><text:span text:style-name="T1">Automatic response</text:span> contains <text:span text:style-name="T103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7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04">   1 </text:span><text:span text:style-name="T105">S S       0.00 g</text:span></text:p>
            <text:p><text:span text:style-name="T104">   2 </text:span><text:span text:style-name="T105">S S       0.00 g</text:span></text:p>
            <text:p><text:span text:style-name="T104">   3 </text:span><text:span text:style-name="T105">S S       0.00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04">...</text:span></text:p>
            <text:p><text:span text:style-name="T104"> 101 </text:span><text:span text:style-name="T105">S D       ?.?? g</text:span></text:p>
            <text:p><text:span text:style-name="T104"> 102 </text:span><text:span text:style-name="T105">S D       ?.?? g</text:span></text:p>
            <text:p><text:span text:style-name="T104"> 103 </text:span><text:span text:style-name="T105">S D       ?.?? g</text:span></text:p>
            <text:p><text:span text:style-name="T106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0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04">...</text:span></text:p>
            <text:p><text:span text:style-name="T104"> 201 </text:span><text:span text:style-name="T105">S S       ?.?? g</text:span></text:p>
            <text:p><text:span text:style-name="T104"> 202 </text:span><text:span text:style-name="T105">S S       ?.?? g</text:span></text:p>
            <text:p><text:span text:style-name="T104"> 203 </text:span><text:span text:style-name="T105">S S       ?.?? g</text:span></text:p>
            <text:p><text:span text:style-name="T106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08"> moving below, due to a limitation with '</text:span><text:span text:style-name="T109">FormWindowState</text:span><text:span text:style-name="T110">.Maximized</text:span><text:span text:style-name="T111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6"> </text:span><text:span text:style-name="T112">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41">(0)</text:span>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41">(0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13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7">(&lt;&lt;)</text:span><text:span text:style-name="T118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46">&lt;CR&gt;</text:span><text:span text:style-name="T28"> </text:span><text:span text:style-name="T63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35"> </text:span><text:span text:style-name="T5">(3)</text:span></text:p>
            <text:p><text:span text:style-name="T64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5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5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4" office:value-type="string" calcext:value-type="string">
            <text:p><text:span text:style-name="T120">Note that display elements are text-only and no longer contain the underlying typed</text:span></text:p>
            <text:p><text:span text:style-name="T120">information such as the time stamp of the origin. Since the XML schema is strongly-</text:span></text:p>
            <text:p><text:span text:style-name="T120">typed again, the items need to be reconstructed. Not optimal, but simply a trade-off</text:span></text:p>
            <text:p><text:span text:style-name="T12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4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5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5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5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9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122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41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4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1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1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2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1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1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2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3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4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4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 'Build' number into [0. Overview] of [Relea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0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0:07:41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6H47M10S</meta:editing-duration>
    <meta:editing-cycles>688</meta:editing-cycles>
    <meta:generator>LibreOffice/6.4.3.2$Windows_X86_64 LibreOffice_project/747b5d0ebf89f41c860ec2a39efd7cb15b54f2d8</meta:generator>
    <dc:date>2021-01-29T10:55:47.370000000</dc:date>
    <meta:print-date>2013-02-02T14:44:49.07</meta:print-date>
    <meta:document-statistic meta:table-count="13" meta:cell-count="2665" meta:object-count="0"/>
    <meta:user-defined meta:name="Info 1"/>
    <meta:user-defined meta:name="Info 2"/>
    <meta:user-defined meta:name="Info 3"/>
    <meta:user-defined meta:name="Info 4"/>
  </office:meta>
</office:document-meta>
</file>